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9.288cm" fo:margin-left="-0.968cm" table:align="left"/>
    </style:style>
    <style:style style:name="Table1.A" style:family="table-column">
      <style:table-column-properties style:column-width="6.191cm"/>
    </style:style>
    <style:style style:name="Table1.B" style:family="table-column">
      <style:table-column-properties style:column-width="11.404cm"/>
    </style:style>
    <style:style style:name="Table1.C" style:family="table-column">
      <style:table-column-properties style:column-width="1.69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ae7a7" officeooo:paragraph-rsid="000ae7a7"/>
    </style:style>
    <style:style style:name="P2" style:family="paragraph" style:parent-style-name="Text_20_body">
      <style:text-properties officeooo:rsid="000d994a" officeooo:paragraph-rsid="000e4d38"/>
    </style:style>
    <style:style style:name="P3" style:family="paragraph" style:parent-style-name="Text_20_body">
      <style:text-properties officeooo:rsid="000e4d38" officeooo:paragraph-rsid="000e4d38"/>
    </style:style>
    <style:style style:name="P4" style:family="paragraph" style:parent-style-name="Text_20_body">
      <style:text-properties officeooo:rsid="0012b963" officeooo:paragraph-rsid="00148ed6"/>
    </style:style>
    <style:style style:name="P5" style:family="paragraph" style:parent-style-name="Text_20_body">
      <style:text-properties officeooo:rsid="001636f1" officeooo:paragraph-rsid="001636f1"/>
    </style:style>
    <style:style style:name="P6" style:family="paragraph" style:parent-style-name="Text_20_body">
      <style:text-properties officeooo:rsid="0019ab97" officeooo:paragraph-rsid="0019ab97"/>
    </style:style>
    <style:style style:name="P7" style:family="paragraph" style:parent-style-name="Text_20_body">
      <style:text-properties officeooo:rsid="0019b92b" officeooo:paragraph-rsid="0019b92b"/>
    </style:style>
    <style:style style:name="P8" style:family="paragraph" style:parent-style-name="Text_20_body">
      <style:text-properties officeooo:rsid="001ce2a6" officeooo:paragraph-rsid="001ce2a6"/>
    </style:style>
    <style:style style:name="P9" style:family="paragraph" style:parent-style-name="Text_20_body">
      <style:text-properties officeooo:rsid="001fc411" officeooo:paragraph-rsid="001fc411"/>
    </style:style>
    <style:style style:name="P10" style:family="paragraph" style:parent-style-name="Text_20_body">
      <style:text-properties officeooo:rsid="002179e8" officeooo:paragraph-rsid="002179e8"/>
    </style:style>
    <style:style style:name="P11" style:family="paragraph" style:parent-style-name="Text_20_body">
      <style:text-properties officeooo:rsid="0022ec7d" officeooo:paragraph-rsid="0022ec7d"/>
    </style:style>
    <style:style style:name="P12" style:family="paragraph" style:parent-style-name="Text_20_body">
      <style:text-properties officeooo:rsid="002351a8" officeooo:paragraph-rsid="002351a8"/>
    </style:style>
    <style:style style:name="P13" style:family="paragraph" style:parent-style-name="Text_20_body">
      <style:text-properties officeooo:rsid="002403ab" officeooo:paragraph-rsid="002403ab"/>
    </style:style>
    <style:style style:name="P14" style:family="paragraph" style:parent-style-name="Text_20_body">
      <style:text-properties officeooo:paragraph-rsid="002d31c6"/>
    </style:style>
    <style:style style:name="P15" style:family="paragraph" style:parent-style-name="Text_20_body">
      <style:text-properties officeooo:rsid="002f85f8" officeooo:paragraph-rsid="002f85f8"/>
    </style:style>
    <style:style style:name="P16" style:family="paragraph" style:parent-style-name="Text_20_body">
      <style:text-properties officeooo:rsid="00311c8f" officeooo:paragraph-rsid="00311c8f"/>
    </style:style>
    <style:style style:name="P17" style:family="paragraph" style:parent-style-name="Text_20_body">
      <style:text-properties officeooo:rsid="003324fd" officeooo:paragraph-rsid="003324fd"/>
    </style:style>
    <style:style style:name="P18" style:family="paragraph" style:parent-style-name="Text_20_body">
      <style:text-properties officeooo:rsid="0033cf1f" officeooo:paragraph-rsid="0033cf1f"/>
    </style:style>
    <style:style style:name="P19" style:family="paragraph" style:parent-style-name="Text_20_body">
      <style:text-properties officeooo:rsid="00347732" officeooo:paragraph-rsid="00347732"/>
    </style:style>
    <style:style style:name="P20" style:family="paragraph" style:parent-style-name="Text_20_body">
      <style:text-properties officeooo:rsid="00348c16" officeooo:paragraph-rsid="00348c16"/>
    </style:style>
    <style:style style:name="P21" style:family="paragraph" style:parent-style-name="Text_20_body">
      <style:text-properties officeooo:rsid="0036378d" officeooo:paragraph-rsid="0036378d"/>
    </style:style>
    <style:style style:name="P22" style:family="paragraph" style:parent-style-name="Table_20_Contents">
      <style:text-properties officeooo:rsid="002403ab" officeooo:paragraph-rsid="002403ab"/>
    </style:style>
    <style:style style:name="P23" style:family="paragraph" style:parent-style-name="Table_20_Contents">
      <style:text-properties fo:font-weight="bold" officeooo:rsid="002403ab" officeooo:paragraph-rsid="002403ab" style:font-weight-asian="bold" style:font-weight-complex="bold"/>
    </style:style>
    <style:style style:name="P24" style:family="paragraph" style:parent-style-name="Table_20_Contents">
      <style:text-properties officeooo:rsid="00259be0" officeooo:paragraph-rsid="00259be0"/>
    </style:style>
    <style:style style:name="P25" style:family="paragraph" style:parent-style-name="Table_20_Contents">
      <style:text-properties officeooo:rsid="0033cf1f" officeooo:paragraph-rsid="0033cf1f"/>
    </style:style>
    <style:style style:name="P26" style:family="paragraph" style:parent-style-name="Table_20_Contents">
      <style:text-properties officeooo:rsid="00348c16" officeooo:paragraph-rsid="00348c16"/>
    </style:style>
    <style:style style:name="P27" style:family="paragraph" style:parent-style-name="Table_20_Contents">
      <style:text-properties officeooo:rsid="0039f423" officeooo:paragraph-rsid="0039f423"/>
    </style:style>
    <style:style style:name="P28" style:family="paragraph" style:parent-style-name="Heading_20_2">
      <style:text-properties officeooo:paragraph-rsid="00148ed6"/>
    </style:style>
    <style:style style:name="P29" style:family="paragraph" style:parent-style-name="Heading_20_2">
      <style:text-properties officeooo:paragraph-rsid="00311c8f"/>
    </style:style>
    <style:style style:name="P30" style:family="paragraph" style:parent-style-name="Heading_20_1">
      <style:paragraph-properties fo:break-before="page"/>
    </style:style>
    <style:style style:name="T1" style:family="text">
      <style:text-properties officeooo:rsid="000e2442"/>
    </style:style>
    <style:style style:name="T2" style:family="text">
      <style:text-properties officeooo:rsid="000f0735"/>
    </style:style>
    <style:style style:name="T3" style:family="text">
      <style:text-properties officeooo:rsid="00169608"/>
    </style:style>
    <style:style style:name="T4" style:family="text">
      <style:text-properties officeooo:rsid="001ce2a6"/>
    </style:style>
    <style:style style:name="T5" style:family="text">
      <style:text-properties officeooo:rsid="001e01da"/>
    </style:style>
    <style:style style:name="T6" style:family="text">
      <style:text-properties officeooo:rsid="002179e8"/>
    </style:style>
    <style:style style:name="T7" style:family="text">
      <style:text-properties officeooo:rsid="00222c19"/>
    </style:style>
    <style:style style:name="T8" style:family="text">
      <style:text-properties officeooo:rsid="0023d63b"/>
    </style:style>
    <style:style style:name="T9" style:family="text">
      <style:text-properties officeooo:rsid="00259be0"/>
    </style:style>
    <style:style style:name="T10" style:family="text">
      <style:text-properties officeooo:rsid="002a59ea"/>
    </style:style>
    <style:style style:name="T11" style:family="text">
      <style:text-properties officeooo:rsid="00317bb6"/>
    </style:style>
    <style:style style:name="T12" style:family="text">
      <style:text-properties officeooo:rsid="0033cf1f"/>
    </style:style>
    <style:style style:name="T13" style:family="text">
      <style:text-properties officeooo:rsid="00348c16"/>
    </style:style>
    <style:style style:name="T14" style:family="text">
      <style:text-properties officeooo:rsid="00356996"/>
    </style:style>
    <style:style style:name="T15" style:family="text">
      <style:text-properties officeooo:rsid="0036378d"/>
    </style:style>
    <style:style style:name="T16" style:family="text">
      <style:text-properties officeooo:rsid="003832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ics</text:p>
      <text:h text:style-name="Heading_20_1" text:outline-level="1">Overview</text:h>
      <text:p text:style-name="P2">The practical asks to implement an arc-based potential field planner for a robot in a 2D space. That planner is to be compared to the provided one and an evaluation of the two is to be written. <text:span text:style-name="T1">I have written a planner that successfully finds a path between any two points in free space and can navigate multiple different obstacle courses. It gets stuck only in severe C-shaped obstacles, as described in the Obstacle Courses subsection of the Obstacle Navigation section.</text:span></text:p>
      <text:p text:style-name="P2"><text:span text:style-name="T1">In “Artificial Intelligence: A Modern Approach”, Russell and Norvig state that potential fields suffer from the Local Minimum problem. That is mostly because if there is a C-shaped obstacle on a robot’s path, it will not sense better locations around it, as they are all near obstacles but the furthest one in is the closest to the goal. While this is true for a potential field on it’s own, there are ways to go around it. My implementation on a BUG-like approach where the robot tries to wind around an obstacle and then unwind once the obstacle is further away.</text:span></text:p>
      <text:p text:style-name="P3">The program can be run on the lab machines, under Linux, from the terminal with the command ‘java -jar Robotics.jar”. <text:span text:style-name="T2">Some systems may allow starting the ‘.jar’ file by double-clicking. </text:span></text:p>
      <text:p text:style-name="P5">Most of my implementation is within the ‘PotentialFieldsRobot’ class (which from hereby is referred to as ‘Robot’ for simplicity) and a new class called ‘Arc’. I have also edited the provided code in some places. Major changes are outlined in <text:span text:style-name="T13">the “Enhancements” section of </text:span>this report. An example major change is that the ‘RRT’ class is removed and the main method has been moved to the ‘PotentialFields’ class.</text:p>
      <text:h text:style-name="Heading_20_1" text:outline-level="1">Free Space Travel</text:h>
      <text:h text:style-name="Heading_20_2" text:outline-level="2">Completeness</text:h>
      <text:p text:style-name="P4">As per the specifications for the assignment, I have implemented an arc-constructing planner. Three arcs are created as described in the arc construction document supplied with the spec. The first is from the robot’s current position to a sensor point. The second is from that sensor to a point V and the third is from point V to the goal. The location of point V is computed as described in said document. It is the point at which the robot can switch from one arc to another with a smooth turn that is sometimes unnoticeable.</text:p>
      <text:p text:style-name="P5">These three arcs are successfully constructed for any pair of (start, goal) points. And the robot follows them with no issues. To implement this, I have written an Arc class that stores all necessary information about an arc. This some properties of an Arc instance are angle, radius, and ‘turnDone’ (the radians by which the robot has moved along this arc). The robot stores three instances of that class called ‘first’, ‘second’, ‘third’ which are the order of arcs. When the robot is moving, a method <text:s/><text:soft-page-break/>defines these three arcs if they are not defined and returns a reference to the first one. If the arcs are already defined, then the robot moves along them, switching arcs once a turn is complete.</text:p>
      <text:h text:style-name="P28" text:outline-level="2">Graphical User Interface</text:h>
      <text:p text:style-name="P5">Both the planned and executed path can be seen in the GUI. I have extended the provided GUI to accept a list of points from the robot instance and present them visually. This edit is in the ‘<text:span text:style-name="T3">drawRobot’ method of the ‘PotentialFields’ class. The robot keeps a list of points ‘arcPoints’ which are all the points along the three arcs. They are updated when the arcs are constructed. The ‘Arc’ class provides a method that returns all the points of the arc. Thus, these points are given to the drawing class which creates a ‘RenderablePolyline’ from them and hands that to the gui. The color of the planned arcs is magenta.</text:span></text:p>
      <text:p text:style-name="P6">The executed path can be seen as provided with a thin black line trailing behind the robot.</text:p>
      <text:p text:style-name="P8">A major update to the GUI is the addition of a “Robot Orientation” box. With that the user can specify the starting heading of the robot. 0 degrees is looking right along the x axis, 90 degrees is looking up, 180 – left, and 270 – down.</text:p>
      <text:h text:style-name="Heading_20_2" text:outline-level="2">Potential and motion mechanisms</text:h>
      <text:p text:style-name="P11">When planning the path, the Arc-based planner does not use the step size or the relative closeness to the goal (except when the goal is within sensor range). The first arc is constructed to the sensor point closest to the goal but the second and third arc are not. They cause the robot to make turns that increase the distance to the goal. The step size is also not taken into account when planning. The arcs are of unrelated length. Step Size is, however, used in motion execution. A calculation is made to find the next point of the arc that the robot should go to if the distance to travel along the arc is step size. The computations involved are the once described in the arc and heading construction document on studres. Those mechanisms use the current robot orientation and the necessary turn to find the orientation of the robot at any point of the arc.</text:p>
      <text:h text:style-name="Heading_20_2" text:outline-level="2">Efficiency</text:h>
      <text:p text:style-name="P7">In terms of distance covered, the planner is not very efficient. Any arc between two points is longer than the straight line between them. The provided forwards steepest gradient planner makes at most two straight lines in Free Space which is better than going around. <text:span text:style-name="T4">This also allows for a smoother path. Following are the results of running the ‘Free Space’ custom made course. Course: </text:span>Start Point <text:span text:style-name="T5">is</text:span> [800, 600], End Point <text:span text:style-name="T5">is</text:span> [100, 200], <text:span text:style-name="T5">euclidean distance between (</text:span>Crow's flight<text:span text:style-name="T5">) is </text:span>806.23 <text:span text:style-name="T5">pixels. When the initial orientation is 0 (right), the forwards planner travels 870 pixels to [167, 203] (reaching within 50 pixels of the goal) with a smoothness of 0.76. The arc-based planner reaches [159, 214] in 1130 pixels with a path smoothness of 1.24. As expected, the arc planner is not as good. It’s effectiveness can be improved by orientating the robot towards the goal initially, causing the arcs created to be close to flat lines. Setting the robot orientation to 225 degrees, produces the following results: </text:span>Arcs <text:span text:style-name="T5">Planner reaches </text:span>[152, 237] <text:span text:style-name="T5">in</text:span> 760 <text:span text:style-name="T5">pixels with a smoothness of </text:span>0.37; <text:soft-page-break/><text:span text:style-name="T5">Forwards Planner reaches </text:span>[155, 219] <text:span text:style-name="T5">in 790 pixels and a smoothness of 0.04. Notice that the three arcs here are shorter due to making two ‘turns’ to the goal rather the one made by Forwards.</text:span></text:p>
      <text:h text:style-name="Heading_20_2" text:outline-level="2">Move parameters</text:h>
      <text:p text:style-name="P9">The move parameters that affect the behaviour of a robot in free space are the orientation, sensor density, and sensor range. The robot radius affects the behaviour in Obstacle Navigation as described below. <text:span text:style-name="T6">It does not affect the Free Space travel because there are not objects that the robot can hit.</text:span></text:p>
      <text:p text:style-name="P10">The initial orientation affects the arcs construction. If the robot is facing the goal, then the middle sensor point has the best goal potential and an arc to it is a straight line (the robot is already facing it). The next two arcs are also relatively flat as the orientation is still towards the goal (see the previous section for the effect on efficiency). If the initial orientation is not towards the goal then the first arc is more curved and it is more likely that the second and third arc will also be.</text:p>
      <text:p text:style-name="P10">Sensor density affects the initial arc selection for this planner and the turning point for the Forwards planner. If there are only a handful of sensor points than the Forwards planner (not oriented towards the goal) will make its turn to it later than the it would with multiple sensor points. The arc planner will create an arc with a different curve. When there are more sensor points there are more to choose and the arcs are more likely to be optimal.</text:p>
      <text:p text:style-name="P10">The range of the sensor also affects the turn of the Forwards planner but it also affects the first arc of the Arc planner. Note that the first arc is to a sensor point, so a short sensor range will create a shorter arc. A long sensor range might cause the robot to move around unnecessarily.</text:p>
      <text:h text:style-name="Heading_20_2" text:outline-level="2">Set-up superiority</text:h>
      <text:p text:style-name="P10">Looking at the above evaluation, the Forwards planner is superior for Free Space travel. The Arc planner simply <text:span text:style-name="T7">travels too much or is not less smooth. With the exception of very specific cases, the former method always outperforms the latter. When travelling in Free Space, one always wants to pick the shortest (most straight forward path) to the goal. Not a path that makes unnecessary turns. The Arc planner, however, is better when it comes to obstacle navigation as can be seen in the following section.</text:span></text:p>
      <text:h text:style-name="Heading_20_1" text:outline-level="1">Obstacle Navigation</text:h>
      <text:h text:style-name="Heading_20_2" text:outline-level="2">Obstacle Courses</text:h>
      <text:p text:style-name="P12">I have provided multiple custom made courses which can be selected from the GUI. My implementation successfully finds a path for the provided ‘Easy’ and ‘Medium’ courses, as well as for the custom ‘Multiple Circles’, ‘Tunnels’, ‘Maze’, ‘Shallow C’ and ‘Deep C’. It might not reliably pass all of them but it does with the given set-ups. The ‘Hard’ and ‘Severe C’ courses proved too difficult. The variety of courses shows how my planner can find a path to the goal. It is more successful than the provided Forwards planner as that one always gets stuck in the C-shaped <text:soft-page-break/>obstacles. <text:span text:style-name="T8">Running any of the set-ups is as easy as selecting it from the GUI and pressing ‘Go Little Robot!’. One can play with the parameters to see how the robot behaves when those are tweaked.</text:span></text:p>
      <text:h text:style-name="Heading_20_2" text:outline-level="2">Potential and motion mechanism</text:h>
      <text:p text:style-name="P13">As said in the previous subsection of the same name, the Arc planner takes into account the robot radius when avoiding obstacles. It does not select points that are too close to a visible obstacle. During movement, if the robot sees that the planned arc intersects an obstacles, the robot starts winding around the obstacle. In a sense, the obstacle position is used in replanning and execution mechanisms. When the obstacle is safe to leave (it can no longer be seen to the side), the robot unwinds and replans the arcs. <text:span text:style-name="T9">I should note that I have made unwinding optional. It can be turned on and off from the GUI. The reason for that is because it has a small bug somewhere that I can’t identify. With unwinding, the robot can successfully pass the ‘Deep C’ course but not the ‘Maze’ course. And with no unwinding (directly planning the arcs after winding), the robot can pass ‘Maze’ but not ‘Deep C’. This is a problem with the implementation, and not the design.</text:span></text:p>
      <text:h text:style-name="Heading_20_2" text:outline-level="2">Efficiency</text:h>
      <text:p text:style-name="P14"><text:span text:style-name="T10">In terms of efficiency, the Arc-based planner falls just short after the Forwards planner. In most cases the arc distance is just a bit longer than the forwards distance. The arc smoothness is usually better than the Forwards turns because the planned moves are arc rather than sharp re-orientations. Following are the results of several course runs. For the provided ‘Medium’ course (Start Point is [0, 0], End Point is [1400, 700], euclidean distance (Crow's flight) is 1565.25 pixels), the forwards planner reaches the goal in 2050 pixels and a path smoothness of 1.62, where as the Arc planner travels for 2160 pixels and the smoothness is 1.59. For the custom ‘Circles’ course (Start Point is [100, 600], End Point is [800, 100], euclidean distance (Crow's flight) is 860.23 pixels), the Forwards planner takes 950 pixels and has a smoothness of 1.74 while the Arc planner travels for 880 pixels and has a smoothness of 0.89.</text:span></text:p>
      <text:p text:style-name="P16">It is worth nothing that, again, the Arc planner is heavily affected by the initial orientation. By adjusting the sensor range and heading, the robot can go around all the obstacles at once and reach the goal as if it’s in free space. In that case the distance travelled and the smoothness are much worse but a goal connecting path is found.</text:p>
      <text:h text:style-name="P29" text:outline-level="2">Global map and local sensing</text:h>
      <text:p text:style-name="P15">With regards to the Local Minimum problem, this is where my implemented planner shines compared to the provided steepest gradient. <text:span text:style-name="T11">When the robot determines that its path intersects an obstacles, it starts winding, staying close to the obstacle. While the obstacle is in sight, but it is safe to go forwards, the robot moves forwards (moves along the obstacle). If the front is not clear, then the robot winds in a direction opposite of the obstacle (turning away). In this case, the goal potential is ignored. Compare that to the Forwards planner which will still choose a point closer to the obstacle. My approach (moving along the obstacle like BUG) gives the robot the opportunity to avoid local minima. If there is a C-shaped obstacle on the way, it will move along the edges until it </text:span><text:soft-page-break/><text:span text:style-name="T11">exists, then it will unwind, returning the orientation towards the goal (and again taking the distance to the goal into account when planning). The Forwards planner will simply cycle within the C, making no progress. It’s sensing is essentially limited to the local area. The Arc planner, in a way, builds a bigger, global, map of obstacles. It does not go back to the area where it started winding. Its success can be seen in the ‘shallow C’ and ‘deep C’ (with unwinding turned on) courses.</text:span></text:p>
      <text:h text:style-name="Heading_20_2" text:outline-level="2">Planner type superiority</text:h>
      <text:p text:style-name="P17">Drawing on the previous subsections under Obstacle Navigation, I can confidently state that the Arc planner is superior. Although my implementation is imperfect, the planner <text:span text:style-name="T12">is sound and can traverse more fields than the steepest gradient. It’s efficiency might be challenged by Forwards but the success rate is higher, making it a better choice in almost any scenario.</text:span></text:p>
      <text:h text:style-name="Heading_20_2" text:outline-level="2">Enhancements</text:h>
      <text:p text:style-name="P18">I have not implemented features beyond the requirements described in the specification and check table. The only feature that is not strictly required is displaying the planned arc (in magenta) which is the route that the robot wants to take if it does not encounter obstacles. That arc disappears while winding. <text:span text:style-name="T16">Another arc (in orange) appears when the robot is moving along an obstacle. It is calculated for the safe to leave condition. The whole arc must be present before the robot can stop winding. This arc is half the sensor arc (green) and stays on the side of the obstacle.</text:span></text:p>
      <text:p text:style-name="P19">However, I have made several improvements over the provided code. I have split larger methods into multiple small ones making the code easier to read and navigate. For example, the ‘buttonAction’ method in ‘PotentialFields’ now calls a ‘praseInput’ method which checks if the user input from text boxes is a valid number and if not, a random value is assigned from a given range. <text:span text:style-name="T13">I have cut out redundant functions with similar computations. For example, the methods ‘evaluateMovablePoints’ and ‘evaluateSamplePoints’ did the same operations only on different collections. I have written a method ‘evalPoints’ which accepts a set of points as an argument and performs the same evaluation. I pass the collections to that method. Another major improvement is the reduced memory cost of the evaluation methods. The methods previously computed and saved the values of all the points and then found the best value point by iterating the values. Instead of saving all the values, I only keep track of the best value and the associated point. If a new point is found to be more valuable, it becomes the tracked point.</text:span></text:p>
      <text:h text:style-name="Heading_20_1" text:outline-level="1">Future Work</text:h>
      <text:p text:style-name="P20">I have many ideas that, I think, are cool and would really improve my implementation and enhance the project. First off, debugging the unwinding part. It sometimes misbehaves and I have not been able to determine why. I believe another day or so and it will be done. Second, not going in tight places. The problem with severe-C shaped obstacles is that my robot is likely to <text:span text:style-name="T14">move into a position where all the sensor points are too close to an obstacle and it is not safe to move into any of those. In other words, the location is too tight and it cannot manoeuvre inside. Third, an approach that I have been thinking of is implementing a track memory. The robot can keep track of points </text:span><text:soft-page-break/><text:span text:style-name="T14">where it has been and it should not go into any that it has already been in. In more general terms, whenever a robot passes through a point, its value should increase. The higher the value, the less ‘good’ that point is. This can be added into the ‘evalMove’ method and thus cycling inside a C-shaped object will make all the points within less ‘good’. Finally, I would love to support moving obstacles. In theory, they should simply affect the winding of the robot and not its overall capabilities. It would be great to have a moving barrier that the robot tries to go around in just the right moment.</text:span></text:p>
      <text:h text:style-name="Heading_20_1" text:outline-level="1">Conclusion</text:h>
      <text:p text:style-name="P21">Overall, my program achieves the requirements with a good degree of success. The Arc planner works as specified and the various sections of this report evaluate and compare it to the existing steepest gradient planner. With reference to the last point of the check table, the source code is commented, the design is described in the report, and the overview questions are answered (in the Overview and Further Work sections).</text:p>
      <text:h text:style-name="P30" text:outline-level="1">Check Table</text:h>
      <text:p text:style-name="P13">I have named the sections of the report following the check table entries for ease of access.</text:p>
      <table:table table:name="Table1" table:style-name="Table1">
        <table:table-column table:style-name="Table1.A"/>
        <table:table-column table:style-name="Table1.B"/>
        <table:table-column table:style-name="Table1.C"/>
        <table:table-row>
          <table:table-cell table:style-name="Table1.A1" office:value-type="string">
            <text:p text:style-name="P23">Free Space</text:p>
          </table:table-cell>
          <table:table-cell table:style-name="Table1.A1" office:value-type="string">
            <text:p text:style-name="P23"/>
          </table:table-cell>
          <table:table-cell table:style-name="Table1.C1" office:value-type="string">
            <text:p text:style-name="P22">Done?</text:p>
          </table:table-cell>
        </table:table-row>
        <table:table-row>
          <table:table-cell table:style-name="Table1.A2" office:value-type="string">
            <text:p text:style-name="P22">Completeness</text:p>
          </table:table-cell>
          <table:table-cell table:style-name="Table1.A2" office:value-type="string">
            <text:p text:style-name="Table_20_Contents">A goal-connecting path can be found between any pair of locations in the displayable region.</text:p>
          </table:table-cell>
          <table:table-cell table:style-name="Table1.C2" office:value-type="string">
            <text:p text:style-name="P22">Yes</text:p>
          </table:table-cell>
        </table:table-row>
        <table:table-row>
          <table:table-cell table:style-name="Table1.A2" office:value-type="string">
            <text:p text:style-name="P22">Graphical User Interface</text:p>
          </table:table-cell>
          <table:table-cell table:style-name="Table1.A2" office:value-type="string">
            <text:p text:style-name="Table_20_Contents">The interface shows development of the relevant paths.</text:p>
          </table:table-cell>
          <table:table-cell table:style-name="Table1.C2" office:value-type="string">
            <text:p text:style-name="P22">Yes</text:p>
          </table:table-cell>
        </table:table-row>
        <table:table-row>
          <table:table-cell table:style-name="Table1.A2" office:value-type="string">
            <text:p text:style-name="P22">Potential and motion mechanisms</text:p>
          </table:table-cell>
          <table:table-cell table:style-name="Table1.A2" office:value-type="string">
            <text:p text:style-name="Table_20_Contents">The elements used to make up the potentials and motion mechanisms involved are clearly described with justification.</text:p>
          </table:table-cell>
          <table:table-cell table:style-name="Table1.C2" office:value-type="string">
            <text:p text:style-name="P22">Mostly</text:p>
          </table:table-cell>
        </table:table-row>
        <table:table-row>
          <table:table-cell table:style-name="Table1.A2" office:value-type="string">
            <text:p text:style-name="Table_20_Contents">Efficiency</text:p>
          </table:table-cell>
          <table:table-cell table:style-name="Table1.A2" office:value-type="string">
            <text:p text:style-name="Table_20_Contents">The number of moves made and the lengths and total turns of the paths formed by each measure is reported as per the spec.</text:p>
          </table:table-cell>
          <table:table-cell table:style-name="Table1.C2" office:value-type="string">
            <text:p text:style-name="P22">Yes</text:p>
          </table:table-cell>
        </table:table-row>
        <table:table-row>
          <table:table-cell table:style-name="Table1.A2" office:value-type="string">
            <text:p text:style-name="P22">Move parameters</text:p>
          </table:table-cell>
          <table:table-cell table:style-name="Table1.A2" office:value-type="string">
            <text:p text:style-name="Table_20_Contents">The principles for setting them is reported.</text:p>
          </table:table-cell>
          <table:table-cell table:style-name="Table1.C2" office:value-type="string">
            <text:p text:style-name="P22">Yes</text:p>
          </table:table-cell>
        </table:table-row>
        <table:table-row>
          <table:table-cell table:style-name="Table1.A2" office:value-type="string">
            <text:p text:style-name="P22">Set-up</text:p>
          </table:table-cell>
          <table:table-cell table:style-name="Table1.A2" office:value-type="string">
            <text:p text:style-name="Table_20_Contents">Preference given for one of the set-ups with reasons.</text:p>
          </table:table-cell>
          <table:table-cell table:style-name="Table1.C2" office:value-type="string">
            <text:p text:style-name="P22">Yes</text:p>
          </table:table-cell>
        </table:table-row>
        <table:table-row>
          <table:table-cell table:style-name="Table1.A2" office:value-type="string">
            <text:p text:style-name="P23">Obstacle Navigatio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Obstacle courses</text:p>
          </table:table-cell>
          <table:table-cell table:style-name="Table1.A2" office:value-type="string">
            <text:p text:style-name="Table_20_Contents">A wide variety of obstacle shapes and courses for testing.</text:p>
          </table:table-cell>
          <table:table-cell table:style-name="Table1.C2" office:value-type="string">
            <text:p text:style-name="P24">Yes</text:p>
          </table:table-cell>
        </table:table-row>
        <table:table-row>
          <table:table-cell table:style-name="Table1.A2" office:value-type="string">
            <text:p text:style-name="Table_20_Contents">Potential and motion mechanism</text:p>
          </table:table-cell>
          <table:table-cell table:style-name="Table1.A2" office:value-type="string">
            <text:p text:style-name="Table_20_Contents">The elements used to make up the potentials and motion mechanisms involved are clearly described with justification.</text:p>
          </table:table-cell>
          <table:table-cell table:style-name="Table1.C2" office:value-type="string">
            <text:p text:style-name="P24">Mostly</text:p>
          </table:table-cell>
        </table:table-row>
        <table:table-row>
          <table:table-cell table:style-name="Table1.A2" office:value-type="string">
            <text:p text:style-name="Table_20_Contents">Efficiency</text:p>
          </table:table-cell>
          <table:table-cell table:style-name="Table1.A2" office:value-type="string">
            <text:p text:style-name="Table_20_Contents">The number of moves made and the lengths and total turns of the paths formed by each measure is reported as per the spec.</text:p>
          </table:table-cell>
          <table:table-cell table:style-name="Table1.C2" office:value-type="string">
            <text:p text:style-name="P25">Yes</text:p>
          </table:table-cell>
        </table:table-row>
        <table:table-row>
          <table:table-cell table:style-name="Table1.A2" office:value-type="string">
            <text:p text:style-name="Table_20_Contents">Global map and local sensing </text:p>
          </table:table-cell>
          <table:table-cell table:style-name="Table1.A2" office:value-type="string">
            <text:p text:style-name="Table_20_Contents">Based on theory and a select range of obstacle courses, problems for local sensing reported and compared with a global map.</text:p>
          </table:table-cell>
          <table:table-cell table:style-name="Table1.C2" office:value-type="string">
            <text:p text:style-name="P25">Mosty</text:p>
          </table:table-cell>
        </table:table-row>
        <table:table-row>
          <table:table-cell table:style-name="Table1.A2" office:value-type="string">
            <text:p text:style-name="Table_20_Contents">Planner type superiority</text:p>
          </table:table-cell>
          <table:table-cell table:style-name="Table1.A2" office:value-type="string">
            <text:p text:style-name="Table_20_Contents">Ranking of the planner types with reasons.</text:p>
          </table:table-cell>
          <table:table-cell table:style-name="Table1.C2" office:value-type="string">
            <text:p text:style-name="P25">Yes</text:p>
          </table:table-cell>
        </table:table-row>
        <table:table-row>
          <table:table-cell table:style-name="Table1.A2" office:value-type="string">
            <text:p text:style-name="Table_20_Contents">Enhancements</text:p>
          </table:table-cell>
          <table:table-cell table:style-name="Table1.A2" office:value-type="string">
            <text:p text:style-name="Table_20_Contents">Described, implemented, and reported.</text:p>
          </table:table-cell>
          <table:table-cell table:style-name="Table1.C2" office:value-type="string">
            <text:p text:style-name="P26">In a way</text:p>
          </table:table-cell>
        </table:table-row>
        <table:table-row>
          <table:table-cell table:style-name="Table1.A2" office:value-type="string">
            <text:p text:style-name="Table_20_Contents">Code and documentation 1&amp; 2</text:p>
          </table:table-cell>
          <table:table-cell table:style-name="Table1.A2" office:value-type="string">
            <text:p text:style-name="P24">Comments, how to run, <text:span text:style-name="T15">word limit, overview questions, ...</text:span></text:p>
          </table:table-cell>
          <table:table-cell table:style-name="Table1.C2" office:value-type="string">
            <text:p text:style-name="P27">Ye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e7a7" officeooo:paragraph-rsid="000ae7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105<text:tab/>150009974<text:tab/>16 Ma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52:16.025981698</meta:creation-date>
    <dc:date>2018-03-16T20:42:19.929161359</dc:date>
    <meta:editing-duration>PT4H42M</meta:editing-duration>
    <meta:editing-cycles>36</meta:editing-cycles>
    <meta:generator>LibreOffice/5.4.5.1$Linux_X86_64 LibreOffice_project/40$Build-1</meta:generator>
    <meta:document-statistic meta:table-count="1" meta:image-count="0" meta:object-count="0" meta:page-count="7" meta:paragraph-count="89" meta:word-count="3095" meta:character-count="17874" meta:non-whitespace-character-count="14863"/>
  </office:meta>
</office:document-meta>
</file>